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DA000001DA51FADAFBADB1A6FC.png" manifest:media-type="image/png"/>
  <manifest:file-entry manifest:full-path="Pictures/10000201000006E30000018D0514E8C135815D48.png" manifest:media-type="image/png"/>
  <manifest:file-entry manifest:full-path="Pictures/100000000000077F000003B4D14D4F96C7523405.png" manifest:media-type="image/png"/>
  <manifest:file-entry manifest:full-path="Pictures/1000020100000FA0000002F358F27CF8FA118B61.png" manifest:media-type="image/png"/>
  <manifest:file-entry manifest:full-path="Pictures/1000000000000770000001D2F69F4A45396DE7B8.png" manifest:media-type="image/png"/>
  <manifest:file-entry manifest:full-path="Pictures/100000000000076D00000335BBFC3B603CA7A788.png" manifest:media-type="image/png"/>
  <manifest:file-entry manifest:full-path="Pictures/100000000000077F000003B41A28D173D6CB9FF5.png" manifest:media-type="image/png"/>
  <manifest:file-entry manifest:full-path="Pictures/1000000000000020000000204B249CA79A42C6D7.png" manifest:media-type="image/png"/>
  <manifest:file-entry manifest:full-path="Pictures/100000000000077F000003B4611DFB9509A6FD5B.png" manifest:media-type="image/png"/>
  <manifest:file-entry manifest:full-path="Pictures/10000201000001DA0000013BDACAC3E05F76ED2A.png" manifest:media-type="image/png"/>
  <manifest:file-entry manifest:full-path="Pictures/10000201000004220000025382F5FE077865014F.png" manifest:media-type="image/png"/>
  <manifest:file-entry manifest:full-path="Pictures/10000000000004840000028585BF251D0B701252.png" manifest:media-type="image/png"/>
  <manifest:file-entry manifest:full-path="Pictures/10000201000001DA000001DA149B70A9FA1C547E.png" manifest:media-type="image/png"/>
  <manifest:file-entry manifest:full-path="Pictures/10000201000003D4000003D48E930E569345CD8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Purisa" svg:font-family="Puris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="solid" draw:fill-color="#2a6099" draw:opacity="70%" draw:textarea-horizontal-align="justify" draw:textarea-vertical-align="middle" draw:auto-grow-height="false" fo:min-height="11.95cm" fo:min-width="26.3cm" draw:shadow-opacity="70%"/>
    </style:style>
    <style:style style:name="gr2" style:family="graphic" style:parent-style-name="standard">
      <style:graphic-properties svg:stroke-color="#ffffff" draw:textarea-horizontal-align="justify" draw:textarea-vertical-align="middle" draw:auto-grow-height="false" fo:min-height="4.15cm" fo:min-width="26.3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draw:fill="none" fo:min-height="16.929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vertical-align="middle" fo:min-height="2.3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48cm" fo:min-width="4.57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99cm" fo:min-width="4.345cm"/>
      <style:paragraph-properties style:writing-mode="lr-tb"/>
    </style:style>
    <style:style style:name="gr13" style:family="graphic" style:parent-style-name="standard">
      <style:graphic-properties svg:stroke-width="0.05cm" svg:stroke-color="#000000" draw:marker-start-width="0.28cm" draw:marker-end-width="0.28cm" draw:textarea-horizontal-align="justify" draw:textarea-vertical-align="middle" draw:auto-grow-height="false" fo:min-height="2.869cm" fo:min-width="3.05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1cm" svg:stroke-color="#000000" draw:marker-start-width="0.35cm" draw:marker-end-width="0.35cm" draw:fill="none" draw:fill-color="#ffffff" draw:auto-grow-height="true" draw:auto-grow-width="false" fo:max-height="0cm" fo:min-height="2.719cm"/>
      <style:paragraph-properties style:writing-mode="lr-tb"/>
    </style:style>
    <style:style style:name="gr1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29cm" fo:min-width="1.789cm"/>
    </style:style>
    <style:style style:name="gr1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3cm" fo:min-width="1.781cm"/>
    </style:style>
    <style:style style:name="gr17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.914cm" fo:min-width="2.512cm" fo:padding-top="0.175cm" fo:padding-bottom="0.175cm" fo:padding-left="0.3cm" fo:padding-right="0.3cm"/>
      <style:paragraph-properties style:writing-mode="lr-tb"/>
    </style:style>
    <style:style style:name="gr18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8.51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7.38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7.542cm"/>
      <style:paragraph-properties style:writing-mode="lr-tb"/>
    </style:style>
    <style:style style:name="gr22" style:family="graphic" style:parent-style-name="standard">
      <style:graphic-properties draw:stroke="none" draw:fill="none" fo:min-height="1.02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1cm" fo:min-width="13.248cm"/>
      <style:paragraph-properties style:writing-mode="lr-tb"/>
    </style:style>
    <style:style style:name="gr24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11.35cm" fo:min-width="14.9cm" draw:shadow-opacity="60%"/>
    </style:style>
    <style:style style:name="gr25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3.75cm" fo:min-width="3.3cm" draw:shadow-opacity="60%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7.001cm"/>
      <style:paragraph-properties style:writing-mode="lr-tb"/>
    </style:style>
    <style:style style:name="gr27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2.003cm" fo:min-width="3.12cm" fo:padding-top="0.225cm" fo:padding-bottom="0.225cm" fo:padding-left="0.35cm" fo:padding-right="0.35cm"/>
    </style:style>
    <style:style style:name="gr28" style:family="graphic" style:parent-style-name="objectwithoutfill">
      <style:graphic-properties svg:stroke-width="0.2cm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4.756cm"/>
      <style:paragraph-properties style:writing-mode="lr-tb"/>
    </style:style>
    <style:style style:name="gr30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0.23cm" fo:min-width="1.781cm"/>
    </style:style>
    <style:style style:name="gr31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2.55cm" fo:min-width="3.1cm" draw:shadow-opacity="60%"/>
    </style:style>
    <style:style style:name="gr32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3.75cm" fo:min-width="6.3cm" draw:shadow-opacity="60%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5.014cm"/>
      <style:paragraph-properties style:writing-mode="lr-tb"/>
    </style:style>
    <style:style style:name="gr34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0.229cm" fo:min-width="1.789cm"/>
    </style:style>
    <style:style style:name="gr35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6.55cm" fo:min-width="13.3cm" draw:shadow-opacity="60%"/>
    </style:style>
    <style:style style:name="gr36" style:family="graphic" style:parent-style-name="standard">
      <style:graphic-properties svg:stroke-width="0.2cm" svg:stroke-color="#3faf46" draw:marker-start-width="0.5cm" draw:marker-end-width="0.5cm" draw:fill="none" draw:textarea-horizontal-align="justify" draw:textarea-vertical-align="middle" draw:auto-grow-height="false" fo:min-height="2.003cm" fo:min-width="3.12cm" fo:padding-top="0.225cm" fo:padding-bottom="0.225cm" fo:padding-left="0.35cm" fo:padding-right="0.35cm"/>
    </style:style>
    <style:style style:name="gr37" style:family="graphic" style:parent-style-name="objectwithoutfill">
      <style:graphic-properties svg:stroke-width="0.2cm" svg:stroke-color="#3faf46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38" style:family="graphic" style:parent-style-name="standard">
      <style:graphic-properties svg:stroke-width="0.1cm" svg:stroke-color="#ff8000" draw:marker-start-width="0.35cm" draw:marker-end-width="0.35cm" draw:fill="none" draw:textarea-horizontal-align="justify" draw:textarea-vertical-align="middle" draw:auto-grow-height="false" fo:min-height="2.438cm" fo:min-width="4.026cm" fo:padding-top="0.175cm" fo:padding-bottom="0.175cm" fo:padding-left="0.3cm" fo:padding-right="0.3cm"/>
    </style:style>
    <style:style style:name="gr39" style:family="graphic" style:parent-style-name="objectwithoutfill">
      <style:graphic-properties svg:stroke-width="0.1cm" svg:stroke-color="#ff8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40" style:family="graphic" style:parent-style-name="objectwithoutfill">
      <style:graphic-properties svg:stroke-width="0.2cm" svg:stroke-color="#000000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4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5cm" fo:min-width="0.1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042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45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4.05cm" fo:min-width="18.4cm" fo:padding-top="0.175cm" fo:padding-bottom="0.175cm" fo:padding-left="0.3cm" fo:padding-right="0.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4.299cm"/>
      <style:paragraph-properties style:writing-mode="lr-tb"/>
    </style:style>
    <style:style style:name="gr47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4.65cm" fo:min-width="18.4cm" fo:padding-top="0.175cm" fo:padding-bottom="0.175cm" fo:padding-left="0.3cm" fo:padding-right="0.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3.19cm"/>
      <style:paragraph-properties style:writing-mode="lr-tb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37cm, 0cm)" draw:image-opacity="100%" style:mirror="none"/>
      <style:paragraph-properties style:writing-mode="lr-tb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2cm, 0cm)" draw:image-opacity="100%" style:mirror="none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83cm, 0cm)" draw:image-opacity="100%" style:mirror="none"/>
    </style:style>
    <style:style style:name="gr5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458cm" fo:min-width="0.20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5.696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6.86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4.777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7.393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7cm" fo:min-width="9.23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1cm" fo:min-width="19.594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1cm" fo:min-width="18.544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41cm" fo:min-width="16.388cm"/>
      <style:paragraph-properties style:writing-mode="lr-tb"/>
    </style:style>
    <style:style style:name="pr1" style:family="presentation" style:parent-style-name="Default-title">
      <style:graphic-properties fo:min-height="10.41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title">
      <style:graphic-properties draw:auto-grow-height="true" fo:min-height="14.572cm"/>
      <style:paragraph-properties style:writing-mode="lr-tb"/>
    </style:style>
    <style:style style:name="pr6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pr7" style:family="presentation" style:parent-style-name="Default-notes">
      <style:graphic-properties draw:fill-color="#ffffff" fo:min-height="12.572cm"/>
      <style:paragraph-properties style:writing-mode="lr-tb"/>
    </style:style>
    <style:style style:name="pr8" style:family="presentation" style:parent-style-name="Default-title">
      <style:graphic-properties fo:min-height="3.473cm"/>
      <style:paragraph-properties style:writing-mode="lr-tb"/>
    </style:style>
    <style:style style:name="pr9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solid" draw:fill-color="#2a6099" draw:opacity="7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.3cm" fo:text-align="end"/>
    </style:style>
    <style:style style:name="P4" style:family="paragraph">
      <style:paragraph-properties fo:margin-top="0cm" fo:margin-bottom="0.3cm" fo:text-align="end" style:writing-mode="lr-tb"/>
      <style:text-properties fo: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.6cm" fo:margin-right="0cm" fo:text-indent="-0.6cm"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margin-top="0.42cm" fo:margin-bottom="0.35cm"/>
    </style:style>
    <style:style style:name="P11" style:family="paragraph">
      <style:paragraph-properties fo:margin-left="0.6cm" fo:margin-right="0cm" fo:margin-top="0.42cm" fo:margin-bottom="0.35cm" fo:line-height="100%" fo:text-indent="-0.6cm"/>
    </style:style>
    <style:style style:name="P1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margin-top="0cm" fo:margin-bottom="0.3cm" fo:text-align="center"/>
    </style:style>
    <style:style style:name="P15" style:family="paragraph">
      <style:paragraph-properties style:writing-mode="lr-tb"/>
      <style:text-properties style:font-name="Ubuntu" fo:font-size="44pt" fo:font-weight="bold" style:font-size-asian="44pt" style:font-weight-asian="bold" style:font-size-complex="44pt" style:font-weight-complex="bold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Purisa" fo:font-size="18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none" draw:fill-color="#ffffff"/>
      <style:paragraph-properties style:writing-mode="lr-tb"/>
      <style:text-properties style:font-name="Purisa" fo:font-size="18pt"/>
    </style:style>
    <style:style style:name="P19" style:family="paragraph">
      <loext:graphic-properties draw:fill="none" draw:fill-color="#ffffff"/>
      <style:paragraph-properties style:writing-mode="lr-tb"/>
      <style:text-properties style:font-name="Purisa"/>
    </style:style>
    <style:style style:name="P20" style:family="paragraph">
      <loext:graphic-properties draw:fill="none" draw:fill-color="#ffffff"/>
      <style:paragraph-properties fo:text-align="center" style:writing-mode="lr-tb"/>
      <style:text-properties style:font-name="Purisa"/>
    </style:style>
    <style:style style:name="P21" style:family="paragraph">
      <loext:graphic-properties draw:fill="none" draw:fill-color="#ffffff"/>
      <style:paragraph-properties fo:text-align="center" style:writing-mode="lr-tb"/>
      <style:text-properties style:font-name="Purisa" fo:font-size="18pt" fo:font-weight="normal" style:font-weight-asian="normal" style:font-weight-complex="normal"/>
    </style:style>
    <style:style style:name="P22" style:family="paragraph">
      <loext:graphic-properties draw:fill="solid" draw:fill-color="#000000"/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style:font-name="Purisa" fo:font-weight="normal" style:font-weight-asian="normal" style:font-weight-complex="normal"/>
    </style:style>
    <style:style style:name="P24" style:family="paragraph">
      <style:paragraph-properties fo:text-align="center" style:writing-mode="lr-tb"/>
      <style:text-properties style:font-name="Purisa"/>
    </style:style>
    <style:style style:name="P25" style:family="paragraph">
      <loext:graphic-properties draw:fill="solid"/>
      <style:paragraph-properties fo:text-align="center"/>
    </style:style>
    <style:style style:name="P26" style:family="paragraph">
      <loext:graphic-properties draw:fill="none"/>
      <style:paragraph-properties style:writing-mode="lr-tb"/>
    </style:style>
    <style:style style:name="P27" style:family="paragraph">
      <loext:graphic-properties draw:fill="none" draw:fill-color="#ffffff"/>
      <style:paragraph-properties style:writing-mode="lr-tb"/>
      <style:text-properties fo:color="#ff8000" style:font-name="Liberation Sans2" fo:font-weight="normal" style:font-weight-asian="normal" style:font-weight-complex="normal"/>
    </style:style>
    <style:style style:name="P28" style:family="paragraph">
      <loext:graphic-properties draw:fill="solid" draw:fill-color="#ffffff" draw:opacity="60%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color="#2a6099" style:font-name="Purisa" fo:font-size="18pt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2a6099" style:font-name="Purisa" fo:font-size="18pt" fo:font-weight="bold" style:font-weight-asian="bold" style:font-weight-complex="bold"/>
    </style:style>
    <style:style style:name="P31" style:family="paragraph">
      <loext:graphic-properties draw:fill="solid" draw:fill-color="#2a6099"/>
      <style:paragraph-properties fo:text-align="center"/>
    </style:style>
    <style:style style:name="P32" style:family="paragraph">
      <style:paragraph-properties fo:margin-left="0.6cm" fo:margin-right="0cm" fo:text-indent="-0.6cm"/>
    </style:style>
    <style:style style:name="P33" style:family="paragraph">
      <loext:graphic-properties draw:fill="none" draw:fill-color="#ffffff"/>
      <style:paragraph-properties style:writing-mode="lr-tb"/>
      <style:text-properties fo:color="#ffffff" style:font-name="Purisa" fo:font-size="18pt"/>
    </style:style>
    <style:style style:name="P34" style:family="paragraph">
      <loext:graphic-properties draw:fill="none" draw:fill-color="#ffffff"/>
      <style:paragraph-properties style:writing-mode="lr-tb"/>
      <style:text-properties fo:color="#000000" style:font-name="Purisa" fo:font-size="18pt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style:paragraph-properties style:writing-mode="lr-tb"/>
      <style:text-properties style:font-name="Purisa"/>
    </style:style>
    <style:style style:name="T1" style:family="text">
      <style:text-properties fo:color="#000000" style:font-name="Ubuntu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size="28pt" fo:font-style="italic" style:font-size-asian="28pt" style:font-style-asian="italic" style:font-size-complex="28pt" style:font-style-complex="italic"/>
    </style:style>
    <style:style style:name="T3" style:family="text">
      <style:text-properties fo:color="#000000" fo:font-size="26pt" fo:font-style="italic" style:font-size-asian="26pt" style:font-style-asian="italic" style:font-size-complex="26pt" style:font-style-complex="italic"/>
    </style:style>
    <style:style style:name="T4" style:family="text">
      <style:text-properties fo:color="#ffffff" fo:font-size="28pt" fo:font-style="italic" style:font-size-asian="28pt" style:font-style-asian="italic" style:font-size-complex="28pt" style:font-style-complex="italic"/>
    </style:style>
    <style:style style:name="T5" style:family="text">
      <style:text-properties fo:color="#ffffff" fo:font-size="20pt" fo:font-style="italic" style:font-size-asian="20pt" style:font-style-asian="italic" style:font-size-complex="20pt" style:font-style-complex="italic"/>
    </style:style>
    <style:style style:name="T6" style:family="text">
      <style:text-properties fo:color="#ffffff" fo:font-size="20pt" fo:font-style="normal" style:font-size-asian="20pt" style:font-style-asian="normal" style:font-size-complex="20pt" style:font-style-complex="normal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00" style:font-name="Ubuntu" fo:font-size="44pt" fo:font-weight="bold" style:font-size-asian="44pt" style:font-weight-asian="bold" style:font-size-complex="44pt" style:font-weight-complex="bold"/>
    </style:style>
    <style:style style:name="T10" style:family="text">
      <style:text-properties style:font-name="Purisa" fo:font-size="22pt" style:font-size-asian="22pt" style:font-size-complex="22pt"/>
    </style:style>
    <style:style style:name="T11" style:family="text">
      <style:text-properties fo:font-size="20pt"/>
    </style:style>
    <style:style style:name="T12" style:family="text">
      <style:text-properties style:font-name="Purisa"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font-size="72pt" style:font-size-asian="72pt" style:font-size-complex="72pt"/>
    </style:style>
    <style:style style:name="T14" style:family="text">
      <style:text-properties style:font-name="Purisa" fo:font-size="26pt" style:font-size-asian="26pt" style:font-size-complex="26pt"/>
    </style:style>
    <style:style style:name="T15" style:family="text">
      <style:text-properties style:font-name="Purisa"/>
    </style:style>
    <style:style style:name="T16" style:family="text">
      <style:text-properties fo:color="#ff8000" style:font-name="Liberation Sans2" fo:font-size="40pt" fo:font-weight="normal" style:font-size-asian="40pt" style:font-weight-asian="normal" style:font-size-complex="40pt" style:font-weight-complex="normal"/>
    </style:style>
    <style:style style:name="T17" style:family="text">
      <style:text-properties fo:color="#3465a4" style:font-name="Purisa" fo:font-size="26pt" fo:font-weight="bold" style:font-size-asian="26pt" style:font-weight-asian="bold" style:font-size-complex="26pt" style:font-weight-complex="bold"/>
    </style:style>
    <style:style style:name="T18" style:family="text">
      <style:text-properties fo:color="#3faf46" style:font-name="Purisa" fo:font-size="26pt" fo:font-weight="bold" style:font-size-asian="26pt" style:font-weight-asian="bold" style:font-size-complex="26pt" style:font-weight-complex="bold"/>
    </style:style>
    <style:style style:name="T19" style:family="text">
      <style:text-properties fo:color="#2a6099" style:font-name="Purisa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f10d0c" style:font-name="Purisa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ff8000" style:font-name="Purisa"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ffffff" style:font-name="Purisa" fo:font-size="18pt"/>
    </style:style>
    <style:style style:name="T23" style:family="text">
      <style:text-properties fo:color="#3faf46" style:font-name="Purisa" fo:font-size="18pt" fo:font-weight="bold" style:font-weight-asian="bold" style:font-weight-complex="bold"/>
    </style:style>
    <style:style style:name="T24" style:family="text">
      <style:text-properties fo:color="#000000" style:font-name="Purisa" fo:font-size="18pt"/>
    </style:style>
    <style:style style:name="T25" style:family="text">
      <style:text-properties fo:color="#2a6099" style:font-name="Purisa" fo:font-size="18pt" fo:font-weight="bold" style:font-weight-asian="bold" style:font-weight-complex="bold"/>
    </style:style>
    <style:style style:name="T26" style:family="text">
      <style:text-properties fo:color="#ff8000" style:font-name="Purisa" fo:font-size="18pt" fo:font-weight="bold" style:font-weight-asian="bold" style:font-weight-complex="bold"/>
    </style:style>
    <style:style style:name="T27" style:family="text">
      <style:text-properties fo:color="#f10d0c" style:font-name="Purisa" fo:font-size="18pt" fo:font-weight="bold" style:font-weight-asian="bold" style:font-weight-complex="bold"/>
    </style:style>
    <style:style style:name="T28" style:family="text">
      <style:text-properties fo:color="#000000" style:font-name="Purisa" fo:font-size="18pt" fo:font-weight="normal" style:font-weight-asian="normal" style:font-weight-complex="normal"/>
    </style:style>
    <style:style style:name="T29" style:family="text">
      <style:text-properties fo:color="#000000" style:font-name="Purisa" fo:font-size="18pt" fo:font-weight="bold" style:font-weight-asian="bold" style:font-weight-complex="bold"/>
    </style:style>
    <style:style style:name="T30" style:family="text">
      <style:text-properties fo:color="#bf819e" style:font-name="Purisa" fo:font-size="18pt" fo:font-weight="bold" style:font-weight-asian="bold" style:font-weight-complex="bold"/>
    </style:style>
    <style:style style:name="T31" style:family="text">
      <style:text-properties fo:color="#ffffff" style:font-name="Purisa"/>
    </style:style>
    <style:style style:name="T32" style:family="text">
      <style:text-properties style:font-name="Purisa" fo:font-size="18pt"/>
    </style:style>
    <style:style style:name="T33" style:family="text">
      <style:text-properties style:font-name="Purisa" fo:font-size="36pt" style:font-size-asian="36pt" style:font-size-complex="36pt"/>
    </style:style>
    <style:style style:name="T34" style:family="text">
      <style:text-properties style:font-name="Purisa" fo:font-size="44pt" style:font-size-asian="44pt" style:font-size-complex="44pt"/>
    </style:style>
    <style:style style:name="T35" style:family="text">
      <style:text-properties style:font-name="Purisa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6.8cm" svg:height="12.2cm" svg:x="0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6.8cm" svg:height="4.4cm" svg:x="0.6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4" draw:layer="layout" svg:width="27.4cm" svg:height="10.417cm" svg:x="-1.2cm" svg:y="4.6cm" presentation:class="title" presentation:user-transformed="true">
          <draw:text-box>
            <text:p text:style-name="P3"><text:span text:style-name="T1">COVID-19 </text:span><text:span text:style-name="T1">challenge</text:span><text:span text:style-name="T2"><text:line-break/></text:span><text:span text:style-name="T3">A collaborative platform to help the epidemic </text:span><text:span text:style-name="T3">response using R</text:span><text:span text:style-name="T4"><text:line-break/></text:span><text:span text:style-name="T5"><text:line-break/></text:span><text:span text:style-name="T5"><text:line-break/></text:span><text:span text:style-name="T6">M. Rolland</text:span><text:span text:style-name="T6"><text:line-break/></text:span><text:span text:style-name="T6"><text:a xlink:href="mailto:mj.rolland@gmail.com" xlink:type="simple">mj.rolland@gmail.com</text:a></text:span><text:span text:style-name="T6"><text:line-break/></text:span><text:span text:style-name="T6"><text:line-break/></text:span><text:span text:style-name="T6">August 28, 2020</text:span></text:p>
          </draw:text-box>
        </draw:frame>
        <draw:frame draw:style-name="gr3" draw:text-style-name="P5" draw:layer="layout" svg:width="6.2cm" svg:height="3.488cm" svg:x="0.4cm" svg:y="0.2cm">
          <draw:image xlink:href="Pictures/10000201000004220000025382F5FE077865014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" presentation:class="page"/>
          <draw:frame presentation:style-name="pr2" draw:text-style-name="P8" draw:layer="layout" svg:width="17.271cm" svg:height="12.593cm" svg:x="2.159cm" svg:y="13.271cm" presentation:class="notes" presentation:user-transformed="true">
            <draw:text-box>
              <text:p text:style-name="P6">I am a statistician, epidemiologist and recent addition to the recon team. I have just been recruited as project manager of the covid 19 challenge which I will present</text:p>
              <text:p text:style-name="P7">The COVID 19 challenge is a project driven by the R Epidemics Consortium and financed by the R consortium to develop a collaborative platform to provide help from the R community to field epidemiologists dealing with covid 19 around the world</text:p>
              <text:p text:style-name="P7">This project is in active development since july and the goal of this presentation is to show you where we’re at, where we’re going and to get some useful feedback</text:p>
              <text:p text:style-name="P7"/>
              <text:p text:style-name="P7"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5" draw:text-style-name="P9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3" draw:text-style-name="P5" draw:layer="layout" svg:width="27.999cm" svg:height="5.283cm" svg:x="1cm" svg:y="9.717cm">
          <draw:image xlink:href="Pictures/1000020100000FA0000002F358F27CF8FA118B6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" presentation:class="page"/>
          <draw:frame draw:style-name="gr6" draw:text-style-name="P12" draw:layer="layout" svg:width="18.169cm" svg:height="17.179cm" svg:x="1.431cm" svg:y="13cm">
            <draw:text-box>
              <text:p text:style-name="P10"><text:span text:style-name="T7">international not-for-profit, non-governmental organisation </text:span></text:p>
              <text:p text:style-name="P10"><text:span text:style-name="T7">experts in data science, modelling methodology, public health, and software development </text:span></text:p>
              <text:p text:style-name="P10"><text:span text:style-name="T7">Create professional tools for dealing with disease outbreaks, health emergencies and humanitarian crises </text:span></text:p>
              <text:p text:style-name="P10"><text:span text:style-name="T7">using the R software</text:span></text:p>
              <text:p text:style-name="P10"><text:span text:style-name="T7">have proved their usefulness the Ebola outbreaks in West Africa (2014-2016), Eastern Democratic </text:span><text:span text:style-name="T7">Republic of the Congo (2018-2020)</text:span></text:p>
              <text:p text:style-name="P11"><text:span text:style-name="T7">several dozen packages at several stages of development and all actively developed</text:span></text:p>
              <text:p text:style-name="P11"><text:span text:style-name="T7"/></text:p>
              <text:p text:style-name="P10"><text:span text:style-name="T7"/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5" draw:text-style-name="P9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3" draw:text-style-name="P5" draw:layer="layout" svg:width="27.999cm" svg:height="5.283cm" svg:x="1cm" svg:y="9.717cm">
          <draw:image xlink:href="Pictures/1000020100000FA0000002F358F27CF8FA118B61.png" xlink:type="simple" xlink:show="embed" xlink:actuate="onLoad" loext:mime-type="image/png">
            <text:p/>
          </draw:image>
        </draw:frame>
        <draw:frame draw:style-name="gr7" draw:text-style-name="P5" draw:layer="layout" svg:width="24.399cm" svg:height="5.97cm" svg:x="0.302cm" svg:y="1.33cm">
          <draw:image xlink:href="Pictures/1000000000000770000001D2F69F4A45396DE7B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3" presentation:class="page"/>
          <draw:frame draw:style-name="gr6" draw:text-style-name="P12" draw:layer="layout" svg:width="18.169cm" svg:height="17.179cm" svg:x="1.431cm" svg:y="13cm">
            <draw:text-box>
              <text:p text:style-name="P10"><text:span text:style-name="T7">international not-for-profit, non-governmental organisation </text:span></text:p>
              <text:p text:style-name="P10"><text:span text:style-name="T7">experts in data science, modelling methodology, public health, and software development </text:span></text:p>
              <text:p text:style-name="P10"><text:span text:style-name="T7">Create professional tools for dealing with disease outbreaks, health emergencies and humanitarian crises </text:span></text:p>
              <text:p text:style-name="P10"><text:span text:style-name="T7">using the R software</text:span></text:p>
              <text:p text:style-name="P10"><text:span text:style-name="T7">have proved their usefulness the Ebola outbreaks in West Africa (2014-2016), Eastern Democratic </text:span><text:span text:style-name="T7">Republic of the Congo (2018-2020)</text:span></text:p>
              <text:p text:style-name="P11"><text:span text:style-name="T7">several dozen packages at several stages of development and all actively developed</text:span></text:p>
              <text:p text:style-name="P11"><text:span text:style-name="T7">COVID19?</text:span></text:p>
              <text:p text:style-name="P10"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5" draw:text-style-name="P9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3" draw:text-style-name="P5" draw:layer="layout" svg:width="27.999cm" svg:height="5.283cm" svg:x="1cm" svg:y="9.717cm">
          <draw:image xlink:href="Pictures/1000020100000FA0000002F358F27CF8FA118B61.png" xlink:type="simple" xlink:show="embed" xlink:actuate="onLoad" loext:mime-type="image/png">
            <text:p/>
          </draw:image>
        </draw:frame>
        <draw:frame draw:style-name="gr7" draw:text-style-name="P5" draw:layer="layout" svg:width="24.399cm" svg:height="5.97cm" svg:x="0.302cm" svg:y="1.33cm">
          <draw:image xlink:href="Pictures/1000000000000770000001D2F69F4A45396DE7B8.png" xlink:type="simple" xlink:show="embed" xlink:actuate="onLoad" loext:mime-type="image/png">
            <text:p/>
          </draw:image>
        </draw:frame>
        <draw:frame draw:style-name="gr7" draw:text-style-name="P5" draw:layer="layout" svg:width="24.399cm" svg:height="10.536cm" svg:x="2.701cm" svg:y="3.364cm">
          <draw:image xlink:href="Pictures/100000000000076D00000335BBFC3B603CA7A78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" presentation:class="page"/>
          <draw:frame draw:style-name="gr6" draw:text-style-name="P12" draw:layer="layout" svg:width="18.169cm" svg:height="17.179cm" svg:x="1.431cm" svg:y="13cm">
            <draw:text-box>
              <text:p text:style-name="P10"><text:span text:style-name="T7">international not-for-profit, non-governmental organisation </text:span></text:p>
              <text:p text:style-name="P10"><text:span text:style-name="T7">experts in data science, modelling methodology, public health, and software development </text:span></text:p>
              <text:p text:style-name="P10"><text:span text:style-name="T7">Create professional tools for dealing with disease outbreaks, health emergencies and humanitarian crises </text:span></text:p>
              <text:p text:style-name="P10"><text:span text:style-name="T7">using the R software</text:span></text:p>
              <text:p text:style-name="P10"><text:span text:style-name="T7">have proved their usefulness the Ebola outbreaks in West Africa (2014-2016), Eastern Democratic </text:span><text:span text:style-name="T7">Republic of the Congo (2018-2020)</text:span></text:p>
              <text:p text:style-name="P11"><text:span text:style-name="T7">several dozen packages at several stages of development and all actively developed</text:span></text:p>
              <text:p text:style-name="P11"><text:span text:style-name="T7">COVID19?</text:span></text:p>
              <text:p text:style-name="P10"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5" draw:text-style-name="P9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8" draw:text-style-name="P9" draw:layer="layout" svg:width="26.4cm" svg:height="2.6cm" svg:x="0.8cm" svg:y="10.7cm">
          <draw:text-box>
            <text:p text:style-name="P2"><text:span text:style-name="T8"><text:a xlink:href="https://www.repidemicsconsortium.org/" xlink:type="simple">www.repidemicsconsortium.org</text:a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" presentation:class="page"/>
          <draw:frame draw:style-name="gr9" draw:text-style-name="P13" draw:layer="layout" svg:width="17.4cm" svg:height="12.2cm" svg:x="2.4cm" svg:y="13.8cm">
            <draw:text-box>
              <text:p>All the information regarding packages, trainings, links, etc are gathered on RECON’s main webpage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The idea for the covid 19 challenge originated from a very basic observation by Recon package developers (well actually 2 observations)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7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 text:style-name="P7"><text:span text:style-name="T11">Up to now communication was possible through a dedicated slack channel and </text:span><text:span text:style-name="T11">through github </text:span></text:p>
              <text:p text:style-name="P7"><text:span text:style-name="T11"/></text:p>
              <text:p text:style-name="P7"><text:span text:style-name="T11">But slack is mostly a chat that doesn’t allow to follow specific developments </text:span><text:span text:style-name="T11">and many of RECON users don’t use github</text:span></text:p>
              <text:p text:style-name="P7"><text:span text:style-name="T11"/></text:p>
              <text:p text:style-name="P7"><text:span text:style-name="T11">Which made communication not easy limiting any possible helpful feedback</text:span></text:p>
              <text:p text:style-name="P7"><text:span text:style-name="T11"/></text:p>
              <text:p text:style-name="P7"><text:span text:style-name="T11"/>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8" presentation:class="page"/>
          <draw:frame presentation:style-name="pr2" draw:text-style-name="P17" draw:layer="layout" svg:width="17.271cm" svg:height="12.572cm" svg:x="2.159cm" svg:y="13.271cm" presentation:class="notes">
            <draw:text-box>
              <text:p text:style-name="P7"><text:span text:style-name="T11">It’s that there was insufficient feedback from the field. Up to now </text:span><text:span text:style-name="T11">communication was possible through a dedicated slack channel and through </text:span><text:span text:style-name="T11">github </text:span></text:p>
              <text:p text:style-name="P7"><text:span text:style-name="T11"/></text:p>
              <text:p text:style-name="P7"><text:span text:style-name="T11">But slack is mostly a chat that doesn’t allow to follow specific developments </text:span><text:span text:style-name="T11">and many of RECON users don’t use github</text:span></text:p>
              <text:p text:style-name="P7"><text:span text:style-name="T11"/></text:p>
              <text:p text:style-name="P7"><text:span text:style-name="T11">Which made communication not easy limiting any possible helpful feedback</text:span></text:p>
              <text:p text:style-name="P7"><text:span text:style-name="T11"/></text:p>
              <text:p text:style-name="P7"><text:span text:style-name="T11"/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9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20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20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And secondly, the RECON responsibles realised they were not making full use of the capacities offered by the R community</text:p>
              <text:p text:style-name="P7"/>
              <text:p text:style-name="P7">For example I myself had contacted RECON’s founder Thibaut after a conference to volunteer my help, as an R user and programmer, but these guys are so booked up that they cannot make the best out of that opportunity 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0" presentation:class="page"/>
          <draw:frame presentation:style-name="pr2" draw:text-style-name="P17" draw:layer="layout" svg:width="17.271cm" svg:height="12.572cm" svg:x="2.159cm" svg:y="13.271cm" presentation:class="notes">
            <draw:text-box>
              <text:p text:style-name="P7"><text:span text:style-name="T11">This is how the idea of a unique and user friendly channel of communication </text:span><text:span text:style-name="T11">between all these parties came from</text:span></text:p>
              <text:p text:style-name="P7"><text:span text:style-name="T11"/></text:p>
              <text:p text:style-name="P7"><text:span text:style-name="T11"/></text:p>
              <text:p text:style-name="P7"><text:span text:style-name="T11"><text:s/></text:span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9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20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20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3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The idea was to create a centralised platform enabling communication between all these parties and hopefully resulting in quick and efficient developments needed by the field</text:p>
              <text:p text:style-name="P7"/>
              <text:p text:style-name="P6"><text:span text:style-name="T11">The inspiration to create such a platform came from openstreetmap’s task </text:span><text:span text:style-name="T11">managing platform who succesfully centralises communication between </text:span><text:span text:style-name="T11">users, osm and professionals similar to what RECON wanted</text:span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3" draw:text-style-name="P5" draw:layer="layout" svg:width="9.6cm" svg:height="2.161cm" svg:x="18cm" svg:y="4.6cm">
          <draw:image xlink:href="Pictures/10000201000006E30000018D0514E8C135815D48.png" xlink:type="simple" xlink:show="embed" xlink:actuate="onLoad" loext:mime-type="image/png">
            <text:p/>
          </draw:image>
        </draw:frame>
        <draw:frame draw:style-name="gr11" draw:text-style-name="P19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20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20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3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We were fortunate to get a grant from the R consortium to finance it</text:p>
              <text:p text:style-name="P7"/>
              <text:p text:style-name="P7">MORE INFO?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14.572cm" svg:x="1.4cm" svg:y="0.628cm" presentation:class="title" presentation:user-transformed="true">
          <draw:text-box>
            <text:p><text:span text:style-name="T13">Task Defini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First I need to define what we call a task and all that it encompasses and what the platform will be used for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17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A task is any specific need from a recon user or developer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17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5" draw:layer="layout" svg:x1="5.3cm" svg:y1="4.9cm" svg:x2="5.3cm" svg:y2="3.5cm">
          <text:p/>
        </draw:line>
        <draw:frame draw:style-name="gr19" draw:text-style-name="P19" draw:layer="layout" svg:width="9.019cm" svg:height="1.272cm" svg:x="2.3cm" svg:y="2.1cm">
          <draw:text-box>
            <text:p><text:span text:style-name="T15">Modify existing func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17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5" draw:layer="layout" svg:x1="5.3cm" svg:y1="4.9cm" svg:x2="5.3cm" svg:y2="3.5cm">
          <text:p/>
        </draw:line>
        <draw:line draw:style-name="gr18" draw:text-style-name="P25" draw:layer="layout" svg:x1="7.5cm" svg:y1="6.3cm" svg:x2="8.5cm" svg:y2="5.7cm">
          <text:p/>
        </draw:line>
        <draw:frame draw:style-name="gr19" draw:text-style-name="P19" draw:layer="layout" svg:width="9.019cm" svg:height="1.272cm" svg:x="2.3cm" svg:y="2.1cm">
          <draw:text-box>
            <text:p><text:span text:style-name="T15">Modify existing function</text:span></text:p>
          </draw:text-box>
        </draw:frame>
        <draw:frame draw:style-name="gr20" draw:text-style-name="P19" draw:layer="layout" svg:width="7.889cm" svg:height="1.272cm" svg:x="7.481cm" svg:y="4.1cm">
          <draw:text-box>
            <text:p><text:span text:style-name="T15">Suggest new packag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custom-shape draw:style-name="gr17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5" draw:layer="layout" svg:x1="5.3cm" svg:y1="4.9cm" svg:x2="5.3cm" svg:y2="3.5cm">
          <text:p/>
        </draw:line>
        <draw:line draw:style-name="gr18" draw:text-style-name="P25" draw:layer="layout" svg:x1="7.5cm" svg:y1="6.3cm" svg:x2="8.5cm" svg:y2="5.7cm">
          <text:p/>
        </draw:line>
        <draw:line draw:style-name="gr18" draw:text-style-name="P25" draw:layer="layout" svg:x1="7.9cm" svg:y1="7.9cm" svg:x2="9.1cm" svg:y2="7.9cm">
          <text:p/>
        </draw:line>
        <draw:frame draw:style-name="gr19" draw:text-style-name="P19" draw:layer="layout" svg:width="9.019cm" svg:height="1.272cm" svg:x="2.3cm" svg:y="2.1cm">
          <draw:text-box>
            <text:p><text:span text:style-name="T15">Modify existing function</text:span></text:p>
          </draw:text-box>
        </draw:frame>
        <draw:frame draw:style-name="gr20" draw:text-style-name="P19" draw:layer="layout" svg:width="7.889cm" svg:height="1.272cm" svg:x="7.481cm" svg:y="4.1cm">
          <draw:text-box>
            <text:p><text:span text:style-name="T15">Suggest new package</text:span></text:p>
          </draw:text-box>
        </draw:frame>
        <draw:frame draw:style-name="gr21" draw:text-style-name="P19" draw:layer="layout" svg:width="8.042cm" svg:height="1.272cm" svg:x="9.4cm" svg:y="7.228cm">
          <draw:text-box>
            <text:p><text:span text:style-name="T15">Request new func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17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5" draw:layer="layout" svg:x1="5.3cm" svg:y1="4.9cm" svg:x2="5.3cm" svg:y2="3.5cm">
          <text:p/>
        </draw:line>
        <draw:line draw:style-name="gr18" draw:text-style-name="P25" draw:layer="layout" svg:x1="7.5cm" svg:y1="6.3cm" svg:x2="8.5cm" svg:y2="5.7cm">
          <text:p/>
        </draw:line>
        <draw:line draw:style-name="gr18" draw:text-style-name="P25" draw:layer="layout" svg:x1="7.9cm" svg:y1="7.9cm" svg:x2="9.1cm" svg:y2="7.9cm">
          <text:p/>
        </draw:line>
        <draw:line draw:style-name="gr18" draw:text-style-name="P25" draw:layer="layout" svg:x1="6.9cm" svg:y1="8.9cm" svg:x2="7.5cm" svg:y2="10.1cm">
          <text:p/>
        </draw:line>
        <draw:frame draw:style-name="gr19" draw:text-style-name="P19" draw:layer="layout" svg:width="9.019cm" svg:height="1.272cm" svg:x="2.3cm" svg:y="2.1cm">
          <draw:text-box>
            <text:p><text:span text:style-name="T15">Modify existing function</text:span></text:p>
          </draw:text-box>
        </draw:frame>
        <draw:frame draw:style-name="gr20" draw:text-style-name="P19" draw:layer="layout" svg:width="7.889cm" svg:height="1.272cm" svg:x="7.481cm" svg:y="4.1cm">
          <draw:text-box>
            <text:p><text:span text:style-name="T15">Suggest new package</text:span></text:p>
          </draw:text-box>
        </draw:frame>
        <draw:frame draw:style-name="gr21" draw:text-style-name="P19" draw:layer="layout" svg:width="8.042cm" svg:height="1.272cm" svg:x="9.4cm" svg:y="7.228cm">
          <draw:text-box>
            <text:p><text:span text:style-name="T15">Request new function</text:span></text:p>
          </draw:text-box>
        </draw:frame>
        <draw:frame draw:style-name="gr22" draw:text-style-name="P26" draw:layer="layout" svg:width="9.019cm" svg:height="1.273cm" svg:x="6.681cm" svg:y="10.427cm">
          <draw:text-box>
            <text:p><text:span text:style-name="T15">Code review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17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5" draw:layer="layout" svg:x1="5.3cm" svg:y1="4.9cm" svg:x2="5.3cm" svg:y2="3.5cm">
          <text:p/>
        </draw:line>
        <draw:line draw:style-name="gr18" draw:text-style-name="P25" draw:layer="layout" svg:x1="7.5cm" svg:y1="6.3cm" svg:x2="8.5cm" svg:y2="5.7cm">
          <text:p/>
        </draw:line>
        <draw:line draw:style-name="gr18" draw:text-style-name="P25" draw:layer="layout" svg:x1="7.9cm" svg:y1="7.9cm" svg:x2="9.1cm" svg:y2="7.9cm">
          <text:p/>
        </draw:line>
        <draw:line draw:style-name="gr18" draw:text-style-name="P25" draw:layer="layout" svg:x1="6.9cm" svg:y1="8.9cm" svg:x2="7.5cm" svg:y2="10.1cm">
          <text:p/>
        </draw:line>
        <draw:line draw:style-name="gr18" draw:text-style-name="P25" draw:layer="layout" svg:x1="5.1cm" svg:y1="9.3cm" svg:x2="5.3cm" svg:y2="11.9cm">
          <text:p/>
        </draw:line>
        <draw:frame draw:style-name="gr19" draw:text-style-name="P19" draw:layer="layout" svg:width="9.019cm" svg:height="1.272cm" svg:x="2.3cm" svg:y="2.1cm">
          <draw:text-box>
            <text:p><text:span text:style-name="T15">Modify existing function</text:span></text:p>
          </draw:text-box>
        </draw:frame>
        <draw:frame draw:style-name="gr20" draw:text-style-name="P19" draw:layer="layout" svg:width="7.889cm" svg:height="1.272cm" svg:x="7.481cm" svg:y="4.1cm">
          <draw:text-box>
            <text:p><text:span text:style-name="T15">Suggest new package</text:span></text:p>
          </draw:text-box>
        </draw:frame>
        <draw:frame draw:style-name="gr21" draw:text-style-name="P19" draw:layer="layout" svg:width="8.042cm" svg:height="1.272cm" svg:x="9.4cm" svg:y="7.228cm">
          <draw:text-box>
            <text:p><text:span text:style-name="T15">Request new function</text:span></text:p>
          </draw:text-box>
        </draw:frame>
        <draw:frame draw:style-name="gr22" draw:text-style-name="P26" draw:layer="layout" svg:width="9.019cm" svg:height="1.273cm" svg:x="6.681cm" svg:y="10.427cm">
          <draw:text-box>
            <text:p><text:span text:style-name="T15">Code review</text:span></text:p>
          </draw:text-box>
        </draw:frame>
        <draw:frame draw:style-name="gr22" draw:text-style-name="P26" draw:layer="layout" svg:width="9.019cm" svg:height="1.273cm" svg:x="3.082cm" svg:y="12.328cm">
          <draw:text-box>
            <text:p><text:span text:style-name="T15">Analysis templat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custom-shape draw:style-name="gr17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5" draw:layer="layout" svg:x1="5.3cm" svg:y1="4.9cm" svg:x2="5.3cm" svg:y2="3.5cm">
          <text:p/>
        </draw:line>
        <draw:line draw:style-name="gr18" draw:text-style-name="P25" draw:layer="layout" svg:x1="7.5cm" svg:y1="6.3cm" svg:x2="8.5cm" svg:y2="5.7cm">
          <text:p/>
        </draw:line>
        <draw:line draw:style-name="gr18" draw:text-style-name="P25" draw:layer="layout" svg:x1="7.9cm" svg:y1="7.9cm" svg:x2="9.1cm" svg:y2="7.9cm">
          <text:p/>
        </draw:line>
        <draw:line draw:style-name="gr18" draw:text-style-name="P25" draw:layer="layout" svg:x1="6.9cm" svg:y1="8.9cm" svg:x2="7.5cm" svg:y2="10.1cm">
          <text:p/>
        </draw:line>
        <draw:line draw:style-name="gr18" draw:text-style-name="P25" draw:layer="layout" svg:x1="5.1cm" svg:y1="9.3cm" svg:x2="5.3cm" svg:y2="11.9cm">
          <text:p/>
        </draw:line>
        <draw:frame draw:style-name="gr19" draw:text-style-name="P19" draw:layer="layout" svg:width="9.019cm" svg:height="1.272cm" svg:x="2.3cm" svg:y="2.1cm">
          <draw:text-box>
            <text:p><text:span text:style-name="T15">Modify existing function</text:span></text:p>
          </draw:text-box>
        </draw:frame>
        <draw:frame draw:style-name="gr20" draw:text-style-name="P19" draw:layer="layout" svg:width="7.889cm" svg:height="1.272cm" svg:x="7.481cm" svg:y="4.1cm">
          <draw:text-box>
            <text:p><text:span text:style-name="T15">Suggest new package</text:span></text:p>
          </draw:text-box>
        </draw:frame>
        <draw:frame draw:style-name="gr21" draw:text-style-name="P19" draw:layer="layout" svg:width="8.042cm" svg:height="1.272cm" svg:x="9.4cm" svg:y="7.228cm">
          <draw:text-box>
            <text:p><text:span text:style-name="T15">Request new function</text:span></text:p>
          </draw:text-box>
        </draw:frame>
        <draw:frame draw:style-name="gr22" draw:text-style-name="P26" draw:layer="layout" svg:width="9.019cm" svg:height="1.273cm" svg:x="6.681cm" svg:y="10.427cm">
          <draw:text-box>
            <text:p><text:span text:style-name="T15">Code review</text:span></text:p>
          </draw:text-box>
        </draw:frame>
        <draw:frame draw:style-name="gr22" draw:text-style-name="P26" draw:layer="layout" svg:width="9.019cm" svg:height="1.273cm" svg:x="3.082cm" svg:y="12.328cm">
          <draw:text-box>
            <text:p><text:span text:style-name="T15">Analysis template</text:span></text:p>
          </draw:text-box>
        </draw:frame>
        <draw:frame draw:style-name="gr23" draw:text-style-name="P27" draw:layer="layout" svg:width="13.748cm" svg:height="3.401cm" svg:x="13.5cm" svg:y="9.7cm">
          <draw:text-box>
            <text:p><text:span text:style-name="T16">Priority to COVID-19 </text:span></text:p>
            <text:p><text:span text:style-name="T16">specific task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For now priority will be given to covid 19 specific tasks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14.572cm" svg:x="1.4cm" svg:y="0.628cm" presentation:class="title" presentation:user-transformed="true">
          <draw:text-box>
            <text:p><text:span text:style-name="T13">Platform </text:span><text:span text:style-name="T13">specification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1" presentation:class="page"/>
          <draw:frame presentation:style-name="pr2" draw:text-style-name="P17" draw:layer="layout" svg:width="17.271cm" svg:height="12.572cm" svg:x="2.159cm" svg:y="13.271cm" presentation:class="notes">
            <draw:text-box>
              <text:p text:style-name="P7"><text:span text:style-name="T11">Regarding how the platform will work and what we are aiming for</text:span>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custom-shape draw:style-name="gr24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2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>If we take another look at the diagram I showed you already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6" draw:text-style-name="P18" draw:layer="layout" svg:width="10.8cm" svg:height="7.251cm" svg:x="17.2cm" svg:y="3.749cm">
          <draw:text-box>
            <text:p><text:span text:style-name="T17">GitHub frontend</text:span></text:p>
            <text:p><text:span text:style-name="T18"/></text:p>
          </draw:text-box>
        </draw:frame>
        <draw:custom-shape draw:style-name="gr24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5.4cm" svg:height="3.469cm" svg:x="9cm" svg:y="8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25" draw:layer="layout" svg:x1="14cm" svg:y1="8.131cm" svg:x2="17cm" svg:y2="5.2cm">
          <text:p/>
        </draw:line>
        <draw:custom-shape draw:style-name="gr25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3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>The main engine behind the platform is github, the platform is basically a user friendly frontend to github</text:p>
              <text:p/>
              <text:p>Github, already does most of what we need mainly through the github issues. What I referred to as a task previously is basically an issue</text:p>
              <text:p/>
              <text:p>We chose the word task and not issue because issue has a more negaitve tone to it </text:p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6" draw:text-style-name="P18" draw:layer="layout" svg:width="10.8cm" svg:height="7.251cm" svg:x="17.2cm" svg:y="3.749cm">
          <draw:text-box>
            <text:p><text:span text:style-name="T17">GitHub frontend</text:span></text:p>
            <text:p><text:span text:style-name="T18"/></text:p>
          </draw:text-box>
        </draw:frame>
        <draw:custom-shape draw:style-name="gr24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4" presentation:class="page"/>
          <draw:frame presentation:style-name="pr2" draw:text-style-name="P1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29" draw:layer="layout" svg:width="3.533cm" svg:height="2.8cm" svg:x="3.867cm" svg:y="10.8cm">
          <draw:text-box>
            <text:p><text:span text:style-name="T19">Field </text:span></text:p>
            <text:p><text:span text:style-name="T19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29" draw:text-style-name="P30" draw:layer="layout" svg:width="5.256cm" svg:height="2.791cm" svg:x="15.355cm" svg:y="10.851cm">
          <draw:text-box>
            <text:p text:style-name="P2"><text:span text:style-name="T19">R</text:span></text:p>
            <text:p text:style-name="P2"><text:span text:style-name="T19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0" draw:text-style-name="P3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6" draw:text-style-name="P18" draw:layer="layout" svg:width="10.8cm" svg:height="7.251cm" svg:x="17.2cm" svg:y="3.749cm">
          <draw:text-box>
            <text:p><text:span text:style-name="T17">GitHub frontend</text:span></text:p>
            <text:p><text:span text:style-name="T18"/></text:p>
          </draw:text-box>
        </draw:frame>
        <draw:custom-shape draw:style-name="gr25" draw:text-style-name="P28" draw:layer="layout" svg:width="3.8cm" svg:height="4cm" svg:x="4.6cm" svg:y="6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6cm" svg:height="2.8cm" svg:x="14.4cm" svg:y="7.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6.8cm" svg:height="4cm" svg:x="8cm" svg:y="7.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6.8cm" svg:height="4cm" svg:x="8.4cm" svg:y="3.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5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>The issue system also enables communication between task openers and assignees using the <text:s/>issues forum</text:p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6" draw:text-style-name="P18" draw:layer="layout" svg:width="10.8cm" svg:height="7.251cm" svg:x="17.2cm" svg:y="3.749cm">
          <draw:text-box>
            <text:p><text:span text:style-name="T17">GitHub frontend</text:span></text:p>
            <text:p><text:span text:style-name="T18"/></text:p>
          </draw:text-box>
        </draw:frame>
        <draw:custom-shape draw:style-name="gr24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6" presentation:class="page"/>
          <draw:frame presentation:style-name="pr2" draw:text-style-name="P1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33" draw:text-style-name="P30" draw:layer="layout" svg:width="5.514cm" svg:height="4.061cm" svg:x="9.2cm" svg:y="3.686cm">
          <draw:text-box>
            <text:p text:style-name="P2"><text:span text:style-name="T19">RECON </text:span></text:p>
            <text:p text:style-name="P2"><text:span text:style-name="T19">package</text:span></text:p>
            <text:p text:style-name="P2"><text:span text:style-name="T19">maintainers</text:span></text:p>
          </draw:text-box>
        </draw:frame>
        <draw:frame draw:style-name="gr29" draw:text-style-name="P30" draw:layer="layout" svg:width="5.256cm" svg:height="2.791cm" svg:x="15.355cm" svg:y="10.851cm">
          <draw:text-box>
            <text:p text:style-name="P2"><text:span text:style-name="T19">R</text:span></text:p>
            <text:p text:style-name="P2"><text:span text:style-name="T19">Community</text:span></text:p>
          </draw:text-box>
        </draw:frame>
        <draw:custom-shape draw:style-name="gr34" draw:text-style-name="P3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6" draw:text-style-name="P18" draw:layer="layout" svg:width="10.8cm" svg:height="7.251cm" svg:x="17.2cm" svg:y="3.749cm">
          <draw:text-box>
            <text:p><text:span text:style-name="T17">GitHub frontend</text:span></text:p>
            <text:p><text:span text:style-name="T18"/></text:p>
          </draw:text-box>
        </draw:frame>
        <draw:custom-shape draw:style-name="gr35" draw:text-style-name="P28" draw:layer="layout" svg:width="13.8cm" svg:height="6.8cm" svg:x="1cm" svg:y="7.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7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>This it what github does: enables to share and collaborate on code development</text:p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6" draw:text-style-name="P18" draw:layer="layout" svg:width="10.8cm" svg:height="7.251cm" svg:x="17.2cm" svg:y="3.749cm">
          <draw:text-box>
            <text:p><text:span text:style-name="T17">GitHub frontend</text:span></text:p>
            <text:p><text:span text:style-name="T18"/></text:p>
          </draw:text-box>
        </draw:frame>
        <draw:custom-shape draw:style-name="gr24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8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>The main drawback to github is that not everybody knows how to use it and has the time or need to learn how to use</text:p>
              <text:p/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6" draw:text-style-name="P18" draw:layer="layout" svg:width="10.8cm" svg:height="7.251cm" svg:x="17.2cm" svg:y="3.749cm">
          <draw:text-box>
            <text:p><text:span text:style-name="T17">GitHub frontend</text:span></text:p>
            <text:p><text:span text:style-name="T18">Easily submit task</text:span></text:p>
            <text:p><text:span text:style-name="T20"/></text:p>
          </draw:text-box>
        </draw:frame>
        <draw:custom-shape draw:style-name="gr24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5.4cm" svg:height="3.469cm" svg:x="2.6cm" svg:y="10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25" draw:layer="layout" svg:x1="7.8cm" svg:y1="10.8cm" svg:x2="16.8cm" svg:y2="6.6cm">
          <text:p/>
        </draw:line>
        <draw:custom-shape draw:style-name="gr25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9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/>
              <text:p text:style-name="P32">What our platform will bring users is for them to easily create tasks without knowing github</text:p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6" draw:text-style-name="P18" draw:layer="layout" svg:width="10.8cm" svg:height="7.251cm" svg:x="17.2cm" svg:y="3.749cm">
          <draw:text-box>
            <text:p><text:span text:style-name="T17">GitHub frontend</text:span></text:p>
            <text:p><text:span text:style-name="T18">Easily submit task</text:span></text:p>
            <text:p><text:span text:style-name="T20"/></text:p>
          </draw:text-box>
        </draw:frame>
        <draw:custom-shape draw:style-name="gr24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0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 text:style-name="P6"><text:span text:style-name="T11">Another limtation with github is that each RECON package has its own repo </text:span><text:span text:style-name="T11">with its specific issues that are not all gathered in one place</text:span></text:p>
              <text:p text:style-name="P6"><text:span text:style-name="T11"/></text:p>
              <text:p text:style-name="P6"><text:span text:style-name="T11">The platform also aims at centralising all issues from all packages in one place </text:span><text:span text:style-name="T11">so potential volunteers can easily browse tasks and focus their implication</text:span></text:p>
            </draw:text-box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6" draw:text-style-name="P18" draw:layer="layout" svg:width="11.6cm" svg:height="7.251cm" svg:x="17.2cm" svg:y="3.749cm">
          <draw:text-box>
            <text:p><text:span text:style-name="T17">GitHub frontend</text:span></text:p>
            <text:p><text:span text:style-name="T18">Easily submit task</text:span></text:p>
            <text:p><text:span text:style-name="T21">Gather &amp; classify tasks</text:span></text:p>
          </draw:text-box>
        </draw:frame>
        <draw:custom-shape draw:style-name="gr24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6.4cm" svg:height="3.8cm" svg:x="14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25" draw:layer="layout" svg:x1="21cm" svg:y1="11.4cm" svg:x2="20.8cm" svg:y2="9.4cm">
          <text:p/>
        </draw:lin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31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 text:style-name="P7"><text:span text:style-name="T11">And most important classify them by order of relevance</text:span></text:p>
            </draw:text-box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6" draw:text-style-name="P18" draw:layer="layout" svg:width="11.6cm" svg:height="7.251cm" svg:x="17.2cm" svg:y="3.749cm">
          <draw:text-box>
            <text:p><text:span text:style-name="T17">GitHub frontend</text:span></text:p>
            <text:p><text:span text:style-name="T18">Easily submit task</text:span></text:p>
            <text:p><text:span text:style-name="T21">Gather &amp; classify tasks</text:span></text:p>
          </draw:text-box>
        </draw:frame>
        <draw:custom-shape draw:style-name="gr24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2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 text:style-name="P7"><text:span text:style-name="T11">And most important classify them by order of relevance</text:span></text:p>
            </draw:text-box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14.572cm" svg:x="1.4cm" svg:y="0.628cm" presentation:class="title" presentation:user-transformed="true">
          <draw:text-box>
            <text:p><text:span text:style-name="T13">Task Lifecycl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3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 text:style-name="P7"><text:span text:style-name="T11">And to show you what is the platform’s role in the lifecycle of the task I’ll briefly </text:span><text:span text:style-name="T11">show </text:span></text:p>
            </draw:text-box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0" draw:text-style-name="P25" draw:layer="layout" svg:x1="4cm" svg:y1="3.7cm" svg:x2="4cm" svg:y2="14cm">
          <text:p/>
        </draw:line>
        <presentation:notes draw:style-name="dp2">
          <draw:page-thumbnail draw:style-name="gr4" draw:layer="layout" svg:width="18.624cm" svg:height="10.476cm" svg:x="1.482cm" svg:y="2.123cm" draw:page-number="34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0" draw:text-style-name="P25" draw:layer="layout" svg:x1="4cm" svg:y1="3.7cm" svg:x2="4cm" svg:y2="14cm">
          <text:p/>
        </draw:line>
        <draw:custom-shape draw:style-name="gr41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3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3" draw:text-style-name="P34" draw:layer="layout" svg:width="13.1cm" svg:height="1.292cm" svg:x="4.5cm" svg:y="3.8cm">
          <draw:text-box>
            <text:p><text:span text:style-name="T23">Field agent</text:span><text:span text:style-name="T24"> opens tas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5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0" draw:text-style-name="P25" draw:layer="layout" svg:x1="4cm" svg:y1="3.7cm" svg:x2="4cm" svg:y2="14cm">
          <text:p/>
        </draw:line>
        <draw:custom-shape draw:style-name="gr41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3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2" draw:text-style-name="P33" draw:layer="layout" svg:width="0.6cm" svg:height="1.272cm" svg:x="3.5cm" svg:y="5cm">
          <draw:text-box>
            <text:p><text:span text:style-name="T22">2</text:span></text:p>
          </draw:text-box>
        </draw:frame>
        <draw:frame draw:style-name="gr43" draw:text-style-name="P34" draw:layer="layout" svg:width="13.1cm" svg:height="1.292cm" svg:x="4.5cm" svg:y="3.8cm">
          <draw:text-box>
            <text:p><text:span text:style-name="T23">Field agent</text:span><text:span text:style-name="T24"> opens task</text:span></text:p>
          </draw:text-box>
        </draw:frame>
        <draw:frame draw:style-name="gr43" draw:text-style-name="P34" draw:layer="layout" svg:width="13.1cm" svg:height="1.292cm" svg:x="4.5cm" svg:y="5.1cm">
          <draw:text-box>
            <text:p><text:span text:style-name="T25">Project board</text:span><text:span text:style-name="T24"> validates tas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6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0" draw:text-style-name="P25" draw:layer="layout" svg:x1="4cm" svg:y1="3.7cm" svg:x2="4cm" svg:y2="14cm">
          <text:p/>
        </draw:line>
        <draw:custom-shape draw:style-name="gr41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3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2" draw:text-style-name="P33" draw:layer="layout" svg:width="0.6cm" svg:height="1.272cm" svg:x="3.5cm" svg:y="5cm">
          <draw:text-box>
            <text:p><text:span text:style-name="T22">2</text:span></text:p>
          </draw:text-box>
        </draw:frame>
        <draw:frame draw:style-name="gr42" draw:text-style-name="P33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3" draw:text-style-name="P34" draw:layer="layout" svg:width="13.1cm" svg:height="1.292cm" svg:x="4.5cm" svg:y="3.8cm">
          <draw:text-box>
            <text:p><text:span text:style-name="T23">Field agent</text:span><text:span text:style-name="T24"> opens task</text:span></text:p>
          </draw:text-box>
        </draw:frame>
        <draw:frame draw:style-name="gr43" draw:text-style-name="P34" draw:layer="layout" svg:width="13.1cm" svg:height="1.292cm" svg:x="4.5cm" svg:y="5.1cm">
          <draw:text-box>
            <text:p><text:span text:style-name="T25">Project board</text:span><text:span text:style-name="T24"> validates task</text:span></text:p>
          </draw:text-box>
        </draw:frame>
        <draw:frame draw:style-name="gr44" draw:text-style-name="P34" draw:layer="layout" svg:width="21.3cm" svg:height="1.3cm" svg:x="4.5cm" svg:y="6.4cm">
          <draw:text-box>
            <text:p><text:span text:style-name="T26">R programmer</text:span><text:span text:style-name="T27"> </text:span><text:span text:style-name="T28">browses task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7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0" draw:text-style-name="P25" draw:layer="layout" svg:x1="4cm" svg:y1="3.7cm" svg:x2="4cm" svg:y2="14cm">
          <text:p/>
        </draw:line>
        <draw:custom-shape draw:style-name="gr41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3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2" draw:text-style-name="P33" draw:layer="layout" svg:width="0.6cm" svg:height="1.272cm" svg:x="3.5cm" svg:y="5cm">
          <draw:text-box>
            <text:p><text:span text:style-name="T22">2</text:span></text:p>
          </draw:text-box>
        </draw:frame>
        <draw:frame draw:style-name="gr42" draw:text-style-name="P33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2" draw:text-style-name="P33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3" draw:text-style-name="P34" draw:layer="layout" svg:width="13.1cm" svg:height="1.292cm" svg:x="4.5cm" svg:y="3.8cm">
          <draw:text-box>
            <text:p><text:span text:style-name="T23">Field agent</text:span><text:span text:style-name="T24"> opens task</text:span></text:p>
          </draw:text-box>
        </draw:frame>
        <draw:frame draw:style-name="gr43" draw:text-style-name="P34" draw:layer="layout" svg:width="13.1cm" svg:height="1.292cm" svg:x="4.5cm" svg:y="5.1cm">
          <draw:text-box>
            <text:p><text:span text:style-name="T25">Project board</text:span><text:span text:style-name="T24"> validates task</text:span></text:p>
          </draw:text-box>
        </draw:frame>
        <draw:frame draw:style-name="gr44" draw:text-style-name="P34" draw:layer="layout" svg:width="21.3cm" svg:height="1.3cm" svg:x="4.5cm" svg:y="6.4cm">
          <draw:text-box>
            <text:p><text:span text:style-name="T26">R programmer</text:span><text:span text:style-name="T27"> </text:span><text:span text:style-name="T28">browses tasks</text:span></text:p>
          </draw:text-box>
        </draw:frame>
        <draw:frame draw:style-name="gr44" draw:text-style-name="P34" draw:layer="layout" svg:width="21.3cm" svg:height="1.3cm" svg:x="4.5cm" svg:y="7.7cm">
          <draw:text-box>
            <text:p text:style-name="P35"><text:span text:style-name="T26">R programmer</text:span><text:span text:style-name="T27"> </text:span><text:span text:style-name="T28">assigns him/herself tas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8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0" draw:text-style-name="P25" draw:layer="layout" svg:x1="4cm" svg:y1="3.7cm" svg:x2="4cm" svg:y2="14cm">
          <text:p/>
        </draw:line>
        <draw:custom-shape draw:style-name="gr41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3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2" draw:text-style-name="P33" draw:layer="layout" svg:width="0.6cm" svg:height="1.272cm" svg:x="3.5cm" svg:y="5cm">
          <draw:text-box>
            <text:p><text:span text:style-name="T22">2</text:span></text:p>
          </draw:text-box>
        </draw:frame>
        <draw:frame draw:style-name="gr42" draw:text-style-name="P33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2" draw:text-style-name="P33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2" draw:text-style-name="P33" draw:layer="layout" svg:width="0.6cm" svg:height="1.272cm" svg:x="3.6cm" svg:y="9cm">
          <draw:text-box>
            <text:p><text:span text:style-name="T22">5</text:span></text:p>
          </draw:text-box>
        </draw:frame>
        <draw:frame draw:style-name="gr43" draw:text-style-name="P34" draw:layer="layout" svg:width="13.1cm" svg:height="1.292cm" svg:x="4.5cm" svg:y="3.8cm">
          <draw:text-box>
            <text:p><text:span text:style-name="T23">Field agent</text:span><text:span text:style-name="T24"> opens task</text:span></text:p>
          </draw:text-box>
        </draw:frame>
        <draw:frame draw:style-name="gr43" draw:text-style-name="P34" draw:layer="layout" svg:width="13.1cm" svg:height="1.292cm" svg:x="4.5cm" svg:y="5.1cm">
          <draw:text-box>
            <text:p><text:span text:style-name="T25">Project board</text:span><text:span text:style-name="T24"> validates task</text:span></text:p>
          </draw:text-box>
        </draw:frame>
        <draw:frame draw:style-name="gr44" draw:text-style-name="P34" draw:layer="layout" svg:width="21.3cm" svg:height="1.3cm" svg:x="4.5cm" svg:y="6.4cm">
          <draw:text-box>
            <text:p><text:span text:style-name="T26">R programmer</text:span><text:span text:style-name="T27"> </text:span><text:span text:style-name="T28">browses tasks</text:span></text:p>
          </draw:text-box>
        </draw:frame>
        <draw:frame draw:style-name="gr44" draw:text-style-name="P34" draw:layer="layout" svg:width="21.3cm" svg:height="1.3cm" svg:x="4.5cm" svg:y="7.7cm">
          <draw:text-box>
            <text:p text:style-name="P35"><text:span text:style-name="T26">R programmer</text:span><text:span text:style-name="T27"> </text:span><text:span text:style-name="T28">assigns him/herself task</text:span></text:p>
          </draw:text-box>
        </draw:frame>
        <draw:frame draw:style-name="gr44" draw:text-style-name="P34" draw:layer="layout" svg:width="21.3cm" svg:height="1.3cm" svg:x="4.5cm" svg:y="9cm">
          <draw:text-box>
            <text:p text:style-name="P35"><text:span text:style-name="T23">Field agent </text:span><text:span text:style-name="T28">+</text:span><text:span text:style-name="T23"> </text:span><text:span text:style-name="T26">R programmer</text:span><text:span text:style-name="T29"> </text:span><text:span text:style-name="T28">solve tas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9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0" draw:text-style-name="P25" draw:layer="layout" svg:x1="4cm" svg:y1="3.7cm" svg:x2="4cm" svg:y2="14cm">
          <text:p/>
        </draw:line>
        <draw:custom-shape draw:style-name="gr41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3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2" draw:text-style-name="P33" draw:layer="layout" svg:width="0.6cm" svg:height="1.272cm" svg:x="3.5cm" svg:y="5cm">
          <draw:text-box>
            <text:p><text:span text:style-name="T22">2</text:span></text:p>
          </draw:text-box>
        </draw:frame>
        <draw:frame draw:style-name="gr42" draw:text-style-name="P33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2" draw:text-style-name="P33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2" draw:text-style-name="P33" draw:layer="layout" svg:width="0.6cm" svg:height="1.272cm" svg:x="3.6cm" svg:y="9cm">
          <draw:text-box>
            <text:p><text:span text:style-name="T22">5</text:span></text:p>
          </draw:text-box>
        </draw:frame>
        <draw:frame draw:style-name="gr43" draw:text-style-name="P34" draw:layer="layout" svg:width="13.1cm" svg:height="1.292cm" svg:x="4.5cm" svg:y="3.8cm">
          <draw:text-box>
            <text:p><text:span text:style-name="T23">Field agent</text:span><text:span text:style-name="T24"> opens task</text:span></text:p>
          </draw:text-box>
        </draw:frame>
        <draw:frame draw:style-name="gr43" draw:text-style-name="P34" draw:layer="layout" svg:width="13.1cm" svg:height="1.292cm" svg:x="4.5cm" svg:y="5.1cm">
          <draw:text-box>
            <text:p><text:span text:style-name="T25">Project board</text:span><text:span text:style-name="T24"> validates task</text:span></text:p>
          </draw:text-box>
        </draw:frame>
        <draw:frame draw:style-name="gr44" draw:text-style-name="P34" draw:layer="layout" svg:width="21.3cm" svg:height="1.3cm" svg:x="4.5cm" svg:y="6.4cm">
          <draw:text-box>
            <text:p><text:span text:style-name="T26">R programmer</text:span><text:span text:style-name="T27"> </text:span><text:span text:style-name="T28">browses tasks</text:span></text:p>
          </draw:text-box>
        </draw:frame>
        <draw:frame draw:style-name="gr44" draw:text-style-name="P34" draw:layer="layout" svg:width="21.3cm" svg:height="1.3cm" svg:x="4.5cm" svg:y="7.7cm">
          <draw:text-box>
            <text:p text:style-name="P35"><text:span text:style-name="T26">R programmer</text:span><text:span text:style-name="T27"> </text:span><text:span text:style-name="T28">assigns him/herself task</text:span></text:p>
          </draw:text-box>
        </draw:frame>
        <draw:frame draw:style-name="gr44" draw:text-style-name="P34" draw:layer="layout" svg:width="21.3cm" svg:height="1.3cm" svg:x="4.5cm" svg:y="9cm">
          <draw:text-box>
            <text:p text:style-name="P35"><text:span text:style-name="T23">Field agent </text:span><text:span text:style-name="T28">+</text:span><text:span text:style-name="T23"> </text:span><text:span text:style-name="T26">R programmer</text:span><text:span text:style-name="T29"> </text:span><text:span text:style-name="T28">solve task</text:span></text:p>
          </draw:text-box>
        </draw:frame>
        <draw:custom-shape draw:style-name="gr41" draw:text-style-name="P22" draw:layer="layout" svg:width="0.6cm" svg:height="0.6cm" svg:x="3.7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3" draw:layer="layout" svg:width="0.6cm" svg:height="1.272cm" svg:x="3.6cm" svg:y="10.2cm">
          <draw:text-box>
            <text:p><text:span text:style-name="T22">6</text:span></text:p>
          </draw:text-box>
        </draw:frame>
        <draw:frame draw:style-name="gr44" draw:text-style-name="P34" draw:layer="layout" svg:width="21.3cm" svg:height="1.3cm" svg:x="4.5cm" svg:y="10.2cm">
          <draw:text-box>
            <text:p><text:span text:style-name="T28">(</text:span><text:span text:style-name="T30">Package maintainer</text:span><text:span text:style-name="T24"> includes code in package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0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0" draw:text-style-name="P25" draw:layer="layout" svg:x1="4cm" svg:y1="3.7cm" svg:x2="4cm" svg:y2="14cm">
          <text:p/>
        </draw:line>
        <draw:custom-shape draw:style-name="gr41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3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2" draw:text-style-name="P33" draw:layer="layout" svg:width="0.6cm" svg:height="1.272cm" svg:x="3.5cm" svg:y="5cm">
          <draw:text-box>
            <text:p><text:span text:style-name="T22">2</text:span></text:p>
          </draw:text-box>
        </draw:frame>
        <draw:frame draw:style-name="gr42" draw:text-style-name="P33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2" draw:text-style-name="P33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2" draw:text-style-name="P33" draw:layer="layout" svg:width="0.6cm" svg:height="1.272cm" svg:x="3.6cm" svg:y="9cm">
          <draw:text-box>
            <text:p><text:span text:style-name="T22">5</text:span></text:p>
          </draw:text-box>
        </draw:frame>
        <draw:frame draw:style-name="gr42" draw:text-style-name="P33" draw:layer="layout" svg:width="0.6cm" svg:height="1.272cm" svg:x="3.6cm" svg:y="11.4cm">
          <draw:text-box>
            <text:p><text:span text:style-name="T22">7</text:span></text:p>
          </draw:text-box>
        </draw:frame>
        <draw:frame draw:style-name="gr43" draw:text-style-name="P34" draw:layer="layout" svg:width="13.1cm" svg:height="1.292cm" svg:x="4.5cm" svg:y="3.8cm">
          <draw:text-box>
            <text:p><text:span text:style-name="T23">Field agent</text:span><text:span text:style-name="T24"> opens task</text:span></text:p>
          </draw:text-box>
        </draw:frame>
        <draw:frame draw:style-name="gr43" draw:text-style-name="P34" draw:layer="layout" svg:width="13.1cm" svg:height="1.292cm" svg:x="4.5cm" svg:y="5.1cm">
          <draw:text-box>
            <text:p><text:span text:style-name="T25">Project board</text:span><text:span text:style-name="T24"> validates task</text:span></text:p>
          </draw:text-box>
        </draw:frame>
        <draw:frame draw:style-name="gr44" draw:text-style-name="P34" draw:layer="layout" svg:width="21.3cm" svg:height="1.3cm" svg:x="4.5cm" svg:y="6.4cm">
          <draw:text-box>
            <text:p><text:span text:style-name="T26">R programmer</text:span><text:span text:style-name="T27"> </text:span><text:span text:style-name="T28">browses tasks</text:span></text:p>
          </draw:text-box>
        </draw:frame>
        <draw:frame draw:style-name="gr44" draw:text-style-name="P34" draw:layer="layout" svg:width="21.3cm" svg:height="1.3cm" svg:x="4.5cm" svg:y="7.7cm">
          <draw:text-box>
            <text:p text:style-name="P35"><text:span text:style-name="T26">R programmer</text:span><text:span text:style-name="T27"> </text:span><text:span text:style-name="T28">assigns him/herself task</text:span></text:p>
          </draw:text-box>
        </draw:frame>
        <draw:frame draw:style-name="gr44" draw:text-style-name="P34" draw:layer="layout" svg:width="21.3cm" svg:height="1.3cm" svg:x="4.5cm" svg:y="9cm">
          <draw:text-box>
            <text:p text:style-name="P35"><text:span text:style-name="T23">Field agent </text:span><text:span text:style-name="T28">+</text:span><text:span text:style-name="T23"> </text:span><text:span text:style-name="T26">R programmer</text:span><text:span text:style-name="T29"> </text:span><text:span text:style-name="T28">solve task</text:span></text:p>
          </draw:text-box>
        </draw:frame>
        <draw:frame draw:style-name="gr44" draw:text-style-name="P34" draw:layer="layout" svg:width="21.3cm" svg:height="1.3cm" svg:x="4.5cm" svg:y="11.4cm">
          <draw:text-box>
            <text:p text:style-name="P35"><text:span text:style-name="T23">Field agent</text:span><text:span text:style-name="T29"> </text:span><text:span text:style-name="T28">closes task</text:span></text:p>
          </draw:text-box>
        </draw:frame>
        <draw:custom-shape draw:style-name="gr41" draw:text-style-name="P22" draw:layer="layout" svg:width="0.6cm" svg:height="0.6cm" svg:x="3.7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3" draw:layer="layout" svg:width="0.6cm" svg:height="1.272cm" svg:x="3.6cm" svg:y="10.2cm">
          <draw:text-box>
            <text:p><text:span text:style-name="T22">6</text:span></text:p>
          </draw:text-box>
        </draw:frame>
        <draw:frame draw:style-name="gr44" draw:text-style-name="P34" draw:layer="layout" svg:width="21.3cm" svg:height="1.3cm" svg:x="4.5cm" svg:y="10.2cm">
          <draw:text-box>
            <text:p><text:span text:style-name="T28">(</text:span><text:span text:style-name="T30">Package maintainer</text:span><text:span text:style-name="T24"> includes code in package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1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0" draw:text-style-name="P25" draw:layer="layout" svg:x1="4cm" svg:y1="3.7cm" svg:x2="4cm" svg:y2="14cm">
          <text:p/>
        </draw:line>
        <draw:custom-shape draw:style-name="gr41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3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2" draw:text-style-name="P33" draw:layer="layout" svg:width="0.6cm" svg:height="1.272cm" svg:x="3.5cm" svg:y="5cm">
          <draw:text-box>
            <text:p><text:span text:style-name="T22">2</text:span></text:p>
          </draw:text-box>
        </draw:frame>
        <draw:frame draw:style-name="gr42" draw:text-style-name="P33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2" draw:text-style-name="P33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2" draw:text-style-name="P33" draw:layer="layout" svg:width="0.6cm" svg:height="1.272cm" svg:x="3.6cm" svg:y="9cm">
          <draw:text-box>
            <text:p><text:span text:style-name="T22">5</text:span></text:p>
          </draw:text-box>
        </draw:frame>
        <draw:frame draw:style-name="gr42" draw:text-style-name="P33" draw:layer="layout" svg:width="0.6cm" svg:height="1.272cm" svg:x="3.6cm" svg:y="11.4cm">
          <draw:text-box>
            <text:p><text:span text:style-name="T22">7</text:span></text:p>
          </draw:text-box>
        </draw:frame>
        <draw:frame draw:style-name="gr43" draw:text-style-name="P34" draw:layer="layout" svg:width="13.1cm" svg:height="1.292cm" svg:x="4.5cm" svg:y="3.8cm">
          <draw:text-box>
            <text:p><text:span text:style-name="T23">Field agent</text:span><text:span text:style-name="T24"> opens task</text:span></text:p>
          </draw:text-box>
        </draw:frame>
        <draw:frame draw:style-name="gr43" draw:text-style-name="P34" draw:layer="layout" svg:width="13.1cm" svg:height="1.292cm" svg:x="4.5cm" svg:y="5.1cm">
          <draw:text-box>
            <text:p><text:span text:style-name="T25">Project board</text:span><text:span text:style-name="T24"> validates task</text:span></text:p>
          </draw:text-box>
        </draw:frame>
        <draw:frame draw:style-name="gr44" draw:text-style-name="P34" draw:layer="layout" svg:width="21.3cm" svg:height="1.3cm" svg:x="4.5cm" svg:y="6.4cm">
          <draw:text-box>
            <text:p><text:span text:style-name="T26">R programmer</text:span><text:span text:style-name="T27"> </text:span><text:span text:style-name="T28">browses tasks</text:span></text:p>
          </draw:text-box>
        </draw:frame>
        <draw:frame draw:style-name="gr44" draw:text-style-name="P34" draw:layer="layout" svg:width="21.3cm" svg:height="1.3cm" svg:x="4.5cm" svg:y="7.7cm">
          <draw:text-box>
            <text:p text:style-name="P35"><text:span text:style-name="T26">R programmer</text:span><text:span text:style-name="T27"> </text:span><text:span text:style-name="T28">assigns him/herself task</text:span></text:p>
          </draw:text-box>
        </draw:frame>
        <draw:frame draw:style-name="gr44" draw:text-style-name="P34" draw:layer="layout" svg:width="21.3cm" svg:height="1.3cm" svg:x="4.5cm" svg:y="9cm">
          <draw:text-box>
            <text:p text:style-name="P35"><text:span text:style-name="T23">Field agent </text:span><text:span text:style-name="T28">+</text:span><text:span text:style-name="T23"> </text:span><text:span text:style-name="T26">R programmer</text:span><text:span text:style-name="T29"> </text:span><text:span text:style-name="T28">solve task</text:span></text:p>
          </draw:text-box>
        </draw:frame>
        <draw:frame draw:style-name="gr44" draw:text-style-name="P34" draw:layer="layout" svg:width="21.3cm" svg:height="1.3cm" svg:x="4.5cm" svg:y="11.4cm">
          <draw:text-box>
            <text:p text:style-name="P35"><text:span text:style-name="T23">Field agent</text:span><text:span text:style-name="T29"> </text:span><text:span text:style-name="T28">closes task</text:span></text:p>
          </draw:text-box>
        </draw:frame>
        <draw:custom-shape draw:style-name="gr45" draw:text-style-name="P5" draw:layer="layout" svg:width="19cm" svg:height="4.4cm" svg:x="3cm" svg:y="3.2cm">
          <text:p/>
          <draw:enhanced-geometry svg:viewBox="0 0 21600 21600" draw:type="rectangle" draw:enhanced-path="M 0 0 L 21600 0 21600 21600 0 21600 0 0 Z N"/>
        </draw:custom-shape>
        <draw:frame draw:style-name="gr46" draw:text-style-name="P19" draw:layer="layout" svg:width="4.799cm" svg:height="1.5cm" svg:x="22.3cm" svg:y="4.686cm">
          <draw:text-box>
            <text:p><text:span text:style-name="T10">PLATFORM</text:span></text:p>
          </draw:text-box>
        </draw:frame>
        <draw:custom-shape draw:style-name="gr41" draw:text-style-name="P22" draw:layer="layout" svg:width="0.6cm" svg:height="0.6cm" svg:x="3.7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3" draw:layer="layout" svg:width="0.6cm" svg:height="1.272cm" svg:x="3.6cm" svg:y="10.2cm">
          <draw:text-box>
            <text:p><text:span text:style-name="T22">6</text:span></text:p>
          </draw:text-box>
        </draw:frame>
        <draw:frame draw:style-name="gr44" draw:text-style-name="P34" draw:layer="layout" svg:width="21.3cm" svg:height="1.3cm" svg:x="4.5cm" svg:y="10.2cm">
          <draw:text-box>
            <text:p><text:span text:style-name="T28">(</text:span><text:span text:style-name="T30">Package maintainer</text:span><text:span text:style-name="T24"> includes code in package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2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0" draw:text-style-name="P25" draw:layer="layout" svg:x1="4cm" svg:y1="3.7cm" svg:x2="4cm" svg:y2="14cm">
          <text:p/>
        </draw:line>
        <draw:custom-shape draw:style-name="gr41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3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2" draw:text-style-name="P33" draw:layer="layout" svg:width="0.6cm" svg:height="1.272cm" svg:x="3.5cm" svg:y="5cm">
          <draw:text-box>
            <text:p><text:span text:style-name="T22">2</text:span></text:p>
          </draw:text-box>
        </draw:frame>
        <draw:frame draw:style-name="gr42" draw:text-style-name="P33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2" draw:text-style-name="P33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2" draw:text-style-name="P33" draw:layer="layout" svg:width="0.6cm" svg:height="1.272cm" svg:x="3.6cm" svg:y="9cm">
          <draw:text-box>
            <text:p><text:span text:style-name="T22">5</text:span></text:p>
          </draw:text-box>
        </draw:frame>
        <draw:frame draw:style-name="gr42" draw:text-style-name="P33" draw:layer="layout" svg:width="0.6cm" svg:height="1.272cm" svg:x="3.6cm" svg:y="11.4cm">
          <draw:text-box>
            <text:p><text:span text:style-name="T22">7</text:span></text:p>
          </draw:text-box>
        </draw:frame>
        <draw:frame draw:style-name="gr43" draw:text-style-name="P34" draw:layer="layout" svg:width="13.1cm" svg:height="1.292cm" svg:x="4.5cm" svg:y="3.8cm">
          <draw:text-box>
            <text:p><text:span text:style-name="T23">Field agent</text:span><text:span text:style-name="T24"> opens task</text:span></text:p>
          </draw:text-box>
        </draw:frame>
        <draw:frame draw:style-name="gr43" draw:text-style-name="P34" draw:layer="layout" svg:width="13.1cm" svg:height="1.292cm" svg:x="4.5cm" svg:y="5.1cm">
          <draw:text-box>
            <text:p><text:span text:style-name="T25">Project board</text:span><text:span text:style-name="T24"> validates task</text:span></text:p>
          </draw:text-box>
        </draw:frame>
        <draw:frame draw:style-name="gr44" draw:text-style-name="P34" draw:layer="layout" svg:width="21.3cm" svg:height="1.3cm" svg:x="4.5cm" svg:y="6.4cm">
          <draw:text-box>
            <text:p><text:span text:style-name="T26">R programmer</text:span><text:span text:style-name="T27"> </text:span><text:span text:style-name="T28">browses tasks</text:span></text:p>
          </draw:text-box>
        </draw:frame>
        <draw:frame draw:style-name="gr44" draw:text-style-name="P34" draw:layer="layout" svg:width="21.3cm" svg:height="1.3cm" svg:x="4.5cm" svg:y="7.7cm">
          <draw:text-box>
            <text:p text:style-name="P35"><text:span text:style-name="T26">R programmer</text:span><text:span text:style-name="T27"> </text:span><text:span text:style-name="T28">assigns him/herself task</text:span></text:p>
          </draw:text-box>
        </draw:frame>
        <draw:frame draw:style-name="gr44" draw:text-style-name="P34" draw:layer="layout" svg:width="21.3cm" svg:height="1.3cm" svg:x="4.5cm" svg:y="9cm">
          <draw:text-box>
            <text:p text:style-name="P35"><text:span text:style-name="T23">Field agent </text:span><text:span text:style-name="T28">+</text:span><text:span text:style-name="T23"> </text:span><text:span text:style-name="T26">R programmer</text:span><text:span text:style-name="T29"> </text:span><text:span text:style-name="T28">solve task</text:span></text:p>
          </draw:text-box>
        </draw:frame>
        <draw:frame draw:style-name="gr44" draw:text-style-name="P34" draw:layer="layout" svg:width="21.3cm" svg:height="1.3cm" svg:x="4.5cm" svg:y="11.4cm">
          <draw:text-box>
            <text:p text:style-name="P35"><text:span text:style-name="T23">Field agent</text:span><text:span text:style-name="T29"> </text:span><text:span text:style-name="T28">closes task</text:span></text:p>
          </draw:text-box>
        </draw:frame>
        <draw:custom-shape draw:style-name="gr45" draw:text-style-name="P5" draw:layer="layout" svg:width="19cm" svg:height="4.4cm" svg:x="3cm" svg:y="3.2cm">
          <text:p/>
          <draw:enhanced-geometry svg:viewBox="0 0 21600 21600" draw:type="rectangle" draw:enhanced-path="M 0 0 L 21600 0 21600 21600 0 21600 0 0 Z N"/>
        </draw:custom-shape>
        <draw:frame draw:style-name="gr46" draw:text-style-name="P19" draw:layer="layout" svg:width="4.799cm" svg:height="1.5cm" svg:x="22.3cm" svg:y="4.686cm">
          <draw:text-box>
            <text:p><text:span text:style-name="T10">PLATFORM</text:span></text:p>
          </draw:text-box>
        </draw:frame>
        <draw:custom-shape draw:style-name="gr47" draw:text-style-name="P5" draw:layer="layout" svg:width="19cm" svg:height="5cm" svg:x="3cm" svg:y="7.8cm">
          <text:p/>
          <draw:enhanced-geometry svg:viewBox="0 0 21600 21600" draw:type="rectangle" draw:enhanced-path="M 0 0 L 21600 0 21600 21600 0 21600 0 0 Z N"/>
        </draw:custom-shape>
        <draw:frame draw:style-name="gr48" draw:text-style-name="P19" draw:layer="layout" svg:width="3.69cm" svg:height="1.5cm" svg:x="22.301cm" svg:y="9.586cm">
          <draw:text-box>
            <text:p><text:span text:style-name="T10">GITHUB</text:span></text:p>
          </draw:text-box>
        </draw:frame>
        <draw:custom-shape draw:style-name="gr41" draw:text-style-name="P22" draw:layer="layout" svg:width="0.6cm" svg:height="0.6cm" svg:x="3.7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3" draw:layer="layout" svg:width="0.6cm" svg:height="1.272cm" svg:x="3.6cm" svg:y="10.2cm">
          <draw:text-box>
            <text:p><text:span text:style-name="T22">6</text:span></text:p>
          </draw:text-box>
        </draw:frame>
        <draw:frame draw:style-name="gr44" draw:text-style-name="P34" draw:layer="layout" svg:width="21.3cm" svg:height="1.3cm" svg:x="4.5cm" svg:y="10.2cm">
          <draw:text-box>
            <text:p><text:span text:style-name="T28">(</text:span><text:span text:style-name="T30">Package maintainer</text:span><text:span text:style-name="T24"> includes code in package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3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4cm" svg:height="12cm" svg:x="1.5cm" svg:y="2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8.624cm" svg:height="10.476cm" svg:x="1.482cm" svg:y="2.123cm" draw:page-number="4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After theory, practice</text:p>
            </draw:text-box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draw:style-name="gr49" draw:text-style-name="P9" draw:layer="layout" svg:width="27.531cm" svg:height="13.399cm" svg:x="0.217cm" svg:y="0.6cm" presentation:class="graphic" presentation:user-transformed="true">
          <draw:image xlink:href="Pictures/100000000000077F000003B4611DFB9509A6FD5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5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31">questions() ?</text:span></text:p>
                  </text:list-header>
                </text:list>
              </text:list-header>
            </text:list>
          </draw:text-box>
        </draw:frame>
        <draw:frame draw:style-name="gr50" draw:text-style-name="P5" draw:layer="layout" svg:width="27.999cm" svg:height="13.378cm" svg:x="0.06cm" svg:y="1.021cm">
          <draw:image xlink:href="Pictures/100000000000077F000003B4D14D4F96C752340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6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31">questions() ?</text:span></text:p>
                  </text:list-header>
                </text:list>
              </text:list-header>
            </text:list>
          </draw:text-box>
        </draw:frame>
        <draw:frame draw:style-name="gr51" draw:text-style-name="P5" draw:layer="layout" svg:width="27.999cm" svg:height="13.178cm" svg:x="0.06cm" svg:y="1.021cm">
          <draw:image xlink:href="Pictures/100000000000077F000003B41A28D173D6CB9FF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7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3" draw:text-style-name="P5" draw:layer="layout" svg:width="22.45cm" svg:height="12.525cm" svg:x="3.2cm" svg:y="1.875cm">
          <draw:image xlink:href="Pictures/10000000000004840000028585BF251D0B70125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31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9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Milestones</text:p>
          </draw:text-box>
        </draw:frame>
        <presentation:notes draw:style-name="dp2">
          <draw:page-thumbnail draw:style-name="gr4" draw:layer="layout" svg:width="18.624cm" svg:height="10.476cm" svg:x="1.482cm" svg:y="2.123cm" draw:page-number="50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Milestones</text:p>
          </draw:text-box>
        </draw:frame>
        <draw:line draw:style-name="gr18" draw:text-style-name="P25" draw:layer="layout" svg:x1="3cm" svg:y1="10cm" svg:x2="23.2cm" svg:y2="10cm">
          <text:p/>
        </draw:line>
        <draw:custom-shape draw:style-name="gr52" draw:text-style-name="P22" draw:layer="layout" svg:width="1cm" svg:height="1cm" svg:x="7.4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18" draw:layer="layout" svg:width="6.196cm" svg:height="1.272cm" svg:x="4.8cm" svg:y="11.4cm">
          <draw:text-box>
            <text:p><text:span text:style-name="T32">September 2020</text:span></text:p>
          </draw:text-box>
        </draw:frame>
        <draw:frame draw:style-name="gr54" draw:text-style-name="P18" draw:layer="layout" svg:width="7.36cm" svg:height="2.3cm" draw:transform="rotate (0.568977336150151) translate (7.76cm 8.364cm)">
          <draw:text-box>
            <text:p><text:span text:style-name="T33">RELEASE 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1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Milestones</text:p>
          </draw:text-box>
        </draw:frame>
        <draw:line draw:style-name="gr18" draw:text-style-name="P25" draw:layer="layout" svg:x1="3cm" svg:y1="10cm" svg:x2="23.2cm" svg:y2="10cm">
          <text:p/>
        </draw:line>
        <draw:custom-shape draw:style-name="gr52" draw:text-style-name="P22" draw:layer="layout" svg:width="1cm" svg:height="1cm" svg:x="7.4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2" draw:layer="layout" svg:width="1cm" svg:height="1cm" svg:x="16.001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19" draw:layer="layout" svg:width="6.196cm" svg:height="1.272cm" svg:x="4.8cm" svg:y="11.4cm">
          <draw:text-box>
            <text:p><text:span text:style-name="T15">September 2020</text:span></text:p>
          </draw:text-box>
        </draw:frame>
        <draw:frame draw:style-name="gr55" draw:text-style-name="P19" draw:layer="layout" svg:width="5.277cm" svg:height="1.272cm" svg:x="13.5cm" svg:y="11.4cm">
          <draw:text-box>
            <text:p><text:span text:style-name="T15">October 2020</text:span></text:p>
          </draw:text-box>
        </draw:frame>
        <draw:frame draw:style-name="gr54" draw:text-style-name="P19" draw:layer="layout" svg:width="7.36cm" svg:height="2.3cm" draw:transform="rotate (0.568977336150151) translate (7.76cm 8.364cm)">
          <draw:text-box>
            <text:p><text:span text:style-name="T33">RELEASE 1</text:span></text:p>
          </draw:text-box>
        </draw:frame>
        <draw:frame draw:style-name="gr56" draw:text-style-name="P19" draw:layer="layout" svg:width="7.893cm" svg:height="2.3cm" draw:transform="skewX (1.02545447586373E-016) rotate (0.568977336150151) translate (16.26cm 8.564cm)">
          <draw:text-box>
            <text:p><text:span text:style-name="T33">RELEASE 2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2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3.473cm" svg:x="1.4cm" svg:y="0.206cm" presentation:class="title" presentation:user-transformed="true">
          <draw:text-box>
            <text:p>Join the response against COVID19!</text:p>
          </draw:text-box>
        </draw:frame>
        <draw:frame presentation:style-name="pr9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3.473cm" svg:x="1.4cm" svg:y="0.206cm" presentation:class="title" presentation:user-transformed="true">
          <draw:text-box>
            <text:p>Join the response against COVID19!</text:p>
          </draw:text-box>
        </draw:frame>
        <draw:frame presentation:style-name="pr9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3" draw:text-style-name="P5" draw:layer="layout" svg:width="2.928cm" svg:height="1.811cm" svg:x="2.743cm" svg:y="4.87cm">
          <draw:image xlink:href="Pictures/10000201000001DA0000013BDACAC3E05F76ED2A.png" xlink:type="simple" xlink:show="embed" xlink:actuate="onLoad" loext:mime-type="image/png">
            <text:p/>
          </draw:image>
        </draw:frame>
        <draw:frame draw:style-name="gr57" draw:text-style-name="P19" draw:layer="layout" svg:width="9.731cm" svg:height="2.757cm" svg:x="6.312cm" svg:y="4.902cm">
          <draw:text-box>
            <text:p><text:span text:style-name="T34">@RECONEPI</text:span></text:p>
          </draw:text-box>
        </draw:frame>
        <draw:frame draw:style-name="gr3" draw:text-style-name="P5" draw:layer="layout" svg:width="1.762cm" svg:height="1.64cm" svg:x="3.139cm" svg:y="7.347cm">
          <draw:image xlink:href="Pictures/10000201000001DA000001DA149B70A9FA1C547E.png" xlink:type="simple" xlink:show="embed" xlink:actuate="onLoad" loext:mime-type="image/png">
            <text:p/>
          </draw:image>
        </draw:frame>
        <draw:frame draw:style-name="gr58" draw:text-style-name="P19" draw:layer="layout" svg:width="20.094cm" svg:height="2.071cm" svg:x="6.312cm" svg:y="7.511cm">
          <draw:text-box>
            <text:p><text:span text:style-name="T35">repidemicsconsortium@gmail.com</text:span></text:p>
          </draw:text-box>
        </draw:frame>
        <draw:frame draw:style-name="gr3" draw:text-style-name="P5" draw:layer="layout" svg:width="1.77cm" svg:height="1.647cm" svg:x="3.049cm" svg:y="9.653cm">
          <draw:image xlink:href="Pictures/10000201000003D4000003D48E930E569345CD84.png" xlink:type="simple" xlink:show="embed" xlink:actuate="onLoad" loext:mime-type="image/png">
            <text:p/>
          </draw:image>
        </draw:frame>
        <draw:frame draw:style-name="gr59" draw:text-style-name="P19" draw:layer="layout" svg:width="19.044cm" svg:height="2.071cm" svg:x="6.312cm" svg:y="9.747cm">
          <draw:text-box>
            <text:p><text:span text:style-name="T35">www.repidemicsconsortium.org</text:span></text:p>
          </draw:text-box>
        </draw:frame>
        <draw:frame draw:style-name="gr3" draw:text-style-name="P5" draw:layer="layout" svg:width="2.219cm" svg:height="2.219cm" svg:x="2.8cm" svg:y="12.1cm">
          <draw:image xlink:href="Pictures/10000201000001DA000001DA51FADAFBADB1A6FC.png" xlink:type="simple" xlink:show="embed" xlink:actuate="onLoad" loext:mime-type="image/png">
            <text:p/>
          </draw:image>
        </draw:frame>
        <draw:frame draw:style-name="gr60" draw:text-style-name="P19" draw:layer="layout" svg:width="16.888cm" svg:height="3.891cm" svg:x="6.312cm" svg:y="12.148cm">
          <draw:text-box>
            <text:p><text:span text:style-name="T35">github.com/reconhub/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>Thank you :) </text:span><text:span text:style-name="T31">%&gt;% </text:span></text:p>
                <text:list>
                  <text:list-header>
                    <text:p text:style-name="P2"><text:span text:style-name="T31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5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>Thank you :) %&gt;% </text:span></text:p>
                <text:list>
                  <text:list-header>
                    <text:p text:style-name="P2"><text:span text:style-name="T31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6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>Thank you :) %&gt;% </text:span></text:p>
                <text:list>
                  <text:list-header>
                    <text:p text:style-name="P2"><text:span text:style-name="T15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7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Purisa" svg:font-family="Puris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" draw:fill-hatch-name="Hatching_20_1" draw:fill-image-name="Bitmap_20_1" draw:shadow="hidden" draw:shadow-opacity="65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tthieu Rolland</meta:initial-creator>
    <meta:creation-date>2020-08-22T09:35:14.283394217</meta:creation-date>
    <dc:date>2020-08-28T13:53:23.038044021</dc:date>
    <dc:creator>Matthieu Rolland</dc:creator>
    <meta:editing-duration>P1DT5H39M25S</meta:editing-duration>
    <meta:editing-cycles>124</meta:editing-cycles>
    <meta:generator>LibreOffice/6.4.5.2$Linux_X86_64 LibreOffice_project/40$Build-2</meta:generator>
    <meta:document-statistic meta:object-count="568"/>
  </office:meta>
</office:document-meta>
</file>